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Standard">
      <style:paragraph-properties fo:margin-top="0in" fo:margin-bottom="0.1965in" style:contextual-spacing="false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in" fo:margin-bottom="0in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in" fo:margin-bottom="0in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in" fo:margin-bottom="0in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in" fo:margin-bottom="0in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2"/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in" fo:margin-bottom="0in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in" fo:margin-bottom="0in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in" fo:margin-bottom="0in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in" fo:margin-bottom="0in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in" fo:margin-bottom="0in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in" fo:margin-bottom="0in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1">
      <style:paragraph-properties fo:margin-top="0in" fo:margin-bottom="0in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2">
      <style:paragraph-properties fo:margin-top="0in" fo:margin-bottom="0in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3">
      <style:paragraph-properties fo:margin-top="0in" fo:margin-bottom="0in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4">
      <style:paragraph-properties fo:margin-top="0in" fo:margin-bottom="0in" style:contextual-spacing="false"/>
    </style:style>
    <style:style style:name="P50" style:family="paragraph" style:parent-style-name="Text_20_body" style:list-style-name="L25"/>
    <style:style style:name="P51" style:family="paragraph" style:parent-style-name="Text_20_body" style:list-style-name="L25">
      <style:paragraph-properties fo:margin-top="0in" fo:margin-bottom="0in" style:contextual-spacing="false"/>
    </style:style>
    <style:style style:name="P52" style:family="paragraph" style:parent-style-name="Text_20_body" style:list-style-name="L26"/>
    <style:style style:name="P53" style:family="paragraph" style:parent-style-name="Text_20_body" style:list-style-name="L26">
      <style:paragraph-properties fo:margin-top="0in" fo:margin-bottom="0in" style:contextual-spacing="false"/>
    </style:style>
    <style:style style:name="P54" style:family="paragraph" style:parent-style-name="Text_20_body" style:list-style-name="L27"/>
    <style:style style:name="P55" style:family="paragraph" style:parent-style-name="Text_20_body" style:list-style-name="L27">
      <style:paragraph-properties fo:margin-top="0in" fo:margin-bottom="0in" style:contextual-spacing="false"/>
    </style:style>
    <style:style style:name="P56" style:family="paragraph" style:parent-style-name="Text_20_body" style:list-style-name="L28"/>
    <style:style style:name="P57" style:family="paragraph" style:parent-style-name="Text_20_body" style:list-style-name="L28">
      <style:paragraph-properties fo:margin-top="0in" fo:margin-bottom="0in" style:contextual-spacing="false"/>
    </style:style>
    <style:style style:name="P58" style:family="paragraph" style:parent-style-name="Text_20_body" style:list-style-name="L29"/>
    <style:style style:name="P59" style:family="paragraph" style:parent-style-name="Text_20_body" style:list-style-name="L29">
      <style:paragraph-properties fo:margin-top="0in" fo:margin-bottom="0in" style:contextual-spacing="false"/>
    </style:style>
    <style:style style:name="P60" style:family="paragraph" style:parent-style-name="Text_20_body" style:list-style-name="L30"/>
    <style:style style:name="P61" style:family="paragraph" style:parent-style-name="Text_20_body" style:list-style-name="L30">
      <style:paragraph-properties fo:margin-top="0in" fo:margin-bottom="0in" style:contextual-spacing="false"/>
    </style:style>
    <style:style style:name="P62" style:family="paragraph" style:parent-style-name="Text_20_body" style:list-style-name="L31"/>
    <style:style style:name="P63" style:family="paragraph" style:parent-style-name="Text_20_body" style:list-style-name="L31">
      <style:paragraph-properties fo:margin-top="0in" fo:margin-bottom="0in" style:contextual-spacing="false"/>
    </style:style>
    <style:style style:name="P64" style:family="paragraph" style:parent-style-name="Text_20_body" style:list-style-name="L32"/>
    <style:style style:name="P65" style:family="paragraph" style:parent-style-name="Text_20_body" style:list-style-name="L32">
      <style:paragraph-properties fo:margin-top="0in" fo:margin-bottom="0in" style:contextual-spacing="false"/>
    </style:style>
    <style:style style:name="P66" style:family="paragraph" style:parent-style-name="Text_20_body" style:list-style-name="L33"/>
    <style:style style:name="P67" style:family="paragraph" style:parent-style-name="Text_20_body" style:list-style-name="L33">
      <style:paragraph-properties fo:margin-top="0in" fo:margin-bottom="0in" style:contextual-spacing="false"/>
    </style:style>
    <style:style style:name="P68" style:family="paragraph" style:parent-style-name="Text_20_body" style:list-style-name="L34"/>
    <style:style style:name="P69" style:family="paragraph" style:parent-style-name="Text_20_body" style:list-style-name="L34">
      <style:paragraph-properties fo:margin-top="0in" fo:margin-bottom="0in" style:contextual-spacing="false"/>
    </style:style>
    <style:style style:name="P70" style:family="paragraph" style:parent-style-name="Text_20_body" style:list-style-name="L35"/>
    <style:style style:name="P71" style:family="paragraph" style:parent-style-name="Text_20_body" style:list-style-name="L35">
      <style:paragraph-properties fo:margin-top="0in" fo:margin-bottom="0in" style:contextual-spacing="false"/>
    </style:style>
    <style:style style:name="P72" style:family="paragraph" style:parent-style-name="Text_20_body" style:list-style-name="L36"/>
    <style:style style:name="P73" style:family="paragraph" style:parent-style-name="Text_20_body" style:list-style-name="L36">
      <style:paragraph-properties fo:margin-top="0in" fo:margin-bottom="0in" style:contextual-spacing="false"/>
    </style:style>
    <style:style style:name="P74" style:family="paragraph" style:parent-style-name="Text_20_body" style:list-style-name="L37"/>
    <style:style style:name="P75" style:family="paragraph" style:parent-style-name="Text_20_body" style:list-style-name="L37">
      <style:paragraph-properties fo:margin-top="0in" fo:margin-bottom="0in" style:contextual-spacing="false"/>
    </style:style>
    <style:style style:name="P76" style:family="paragraph" style:parent-style-name="Text_20_body" style:list-style-name="L38"/>
    <style:style style:name="P77" style:family="paragraph" style:parent-style-name="Text_20_body" style:list-style-name="L38">
      <style:paragraph-properties fo:margin-top="0in" fo:margin-bottom="0in" style:contextual-spacing="false"/>
    </style:style>
    <style:style style:name="P78" style:family="paragraph" style:parent-style-name="Text_20_body" style:list-style-name="L39"/>
    <style:style style:name="P79" style:family="paragraph" style:parent-style-name="Text_20_body" style:list-style-name="L39">
      <style:paragraph-properties fo:margin-top="0in" fo:margin-bottom="0in" style:contextual-spacing="false"/>
    </style:style>
    <style:style style:name="P80" style:family="paragraph" style:parent-style-name="Text_20_body" style:list-style-name="L40"/>
    <style:style style:name="P81" style:family="paragraph" style:parent-style-name="Text_20_body" style:list-style-name="L40">
      <style:paragraph-properties fo:margin-top="0in" fo:margin-bottom="0in" style:contextual-spacing="false"/>
    </style:style>
    <style:style style:name="P82" style:family="paragraph" style:parent-style-name="Text_20_body" style:list-style-name="L41"/>
    <style:style style:name="P83" style:family="paragraph" style:parent-style-name="Text_20_body" style:list-style-name="L41">
      <style:paragraph-properties fo:margin-top="0in" fo:margin-bottom="0in" style:contextual-spacing="false"/>
    </style:style>
    <style:style style:name="P84" style:family="paragraph" style:parent-style-name="Text_20_body" style:list-style-name="L42"/>
    <style:style style:name="P85" style:family="paragraph" style:parent-style-name="Text_20_body" style:list-style-name="L42">
      <style:paragraph-properties fo:margin-top="0in" fo:margin-bottom="0in" style:contextual-spacing="false"/>
    </style:style>
    <style:style style:name="P86" style:family="paragraph" style:parent-style-name="Text_20_body" style:list-style-name="L43"/>
    <style:style style:name="P87" style:family="paragraph" style:parent-style-name="Text_20_body" style:list-style-name="L43">
      <style:paragraph-properties fo:margin-top="0in" fo:margin-bottom="0in" style:contextual-spacing="false"/>
    </style:style>
    <style:style style:name="P88" style:family="paragraph" style:parent-style-name="Text_20_body" style:list-style-name="L44"/>
    <style:style style:name="P89" style:family="paragraph" style:parent-style-name="Text_20_body" style:list-style-name="L44">
      <style:paragraph-properties fo:margin-top="0in" fo:margin-bottom="0in" style:contextual-spacing="false"/>
    </style:style>
    <style:style style:name="P90" style:family="paragraph" style:parent-style-name="Text_20_body" style:list-style-name="L45"/>
    <style:style style:name="P91" style:family="paragraph" style:parent-style-name="Text_20_body" style:list-style-name="L45">
      <style:paragraph-properties fo:margin-top="0in" fo:margin-bottom="0in" style:contextual-spacing="false"/>
    </style:style>
    <style:style style:name="P92" style:family="paragraph" style:parent-style-name="Text_20_body" style:list-style-name="L46"/>
    <style:style style:name="P93" style:family="paragraph" style:parent-style-name="Text_20_body" style:list-style-name="L46">
      <style:paragraph-properties fo:margin-top="0in" fo:margin-bottom="0in" style:contextual-spacing="false"/>
    </style:style>
    <style:style style:name="P94" style:family="paragraph" style:parent-style-name="Text_20_body" style:list-style-name="L47"/>
    <style:style style:name="P95" style:family="paragraph" style:parent-style-name="Text_20_body" style:list-style-name="L47">
      <style:paragraph-properties fo:margin-top="0in" fo:margin-bottom="0in" style:contextual-spacing="false"/>
    </style:style>
    <style:style style:name="P96" style:family="paragraph" style:parent-style-name="Text_20_body" style:list-style-name="L48"/>
    <style:style style:name="P97" style:family="paragraph" style:parent-style-name="Text_20_body" style:list-style-name="L48">
      <style:paragraph-properties fo:margin-top="0in" fo:margin-bottom="0in" style:contextual-spacing="false"/>
    </style:style>
    <style:style style:name="P98" style:family="paragraph" style:parent-style-name="Text_20_body" style:list-style-name="L49"/>
    <style:style style:name="P99" style:family="paragraph" style:parent-style-name="Text_20_body" style:list-style-name="L49">
      <style:paragraph-properties fo:margin-top="0in" fo:margin-bottom="0in" style:contextual-spacing="false"/>
    </style:style>
    <style:style style:name="P100" style:family="paragraph" style:parent-style-name="Text_20_body" style:list-style-name="L50"/>
    <style:style style:name="P101" style:family="paragraph" style:parent-style-name="Text_20_body" style:list-style-name="L50">
      <style:paragraph-properties fo:margin-top="0in" fo:margin-bottom="0in" style:contextual-spacing="false"/>
    </style:style>
    <style:style style:name="P102" style:family="paragraph" style:parent-style-name="Text_20_body" style:list-style-name="L51"/>
    <style:style style:name="P103" style:family="paragraph" style:parent-style-name="Text_20_body" style:list-style-name="L51">
      <style:paragraph-properties fo:margin-top="0in" fo:margin-bottom="0in" style:contextual-spacing="false"/>
    </style:style>
    <style:style style:name="P104" style:family="paragraph" style:parent-style-name="Text_20_body" style:list-style-name="L52"/>
    <style:style style:name="P105" style:family="paragraph" style:parent-style-name="Text_20_body" style:list-style-name="L52">
      <style:paragraph-properties fo:margin-top="0in" fo:margin-bottom="0in" style:contextual-spacing="false"/>
    </style:style>
    <style:style style:name="P106" style:family="paragraph" style:parent-style-name="Text_20_body" style:list-style-name="L53"/>
    <style:style style:name="P107" style:family="paragraph" style:parent-style-name="Text_20_body" style:list-style-name="L53">
      <style:paragraph-properties fo:margin-top="0in" fo:margin-bottom="0in" style:contextual-spacing="false"/>
    </style:style>
    <style:style style:name="P108" style:family="paragraph" style:parent-style-name="Text_20_body" style:list-style-name="L54"/>
    <style:style style:name="P109" style:family="paragraph" style:parent-style-name="Text_20_body" style:list-style-name="L54">
      <style:paragraph-properties fo:margin-top="0in" fo:margin-bottom="0in" style:contextual-spacing="false"/>
    </style:style>
    <style:style style:name="P110" style:family="paragraph" style:parent-style-name="Text_20_body" style:list-style-name="L55"/>
    <style:style style:name="P111" style:family="paragraph" style:parent-style-name="Text_20_body" style:list-style-name="L55">
      <style:paragraph-properties fo:margin-top="0in" fo:margin-bottom="0in" style:contextual-spacing="false"/>
    </style:style>
    <style:style style:name="P112" style:family="paragraph" style:parent-style-name="Text_20_body" style:list-style-name="L56"/>
    <style:style style:name="P113" style:family="paragraph" style:parent-style-name="Text_20_body" style:list-style-name="L56">
      <style:paragraph-properties fo:margin-top="0in" fo:margin-bottom="0in" style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adudFinal_T01_forward_normal_092437_092443.csi</text:p>
      <text:p text:style-name="P3">File</text:p>
      <text:p text:style-name="Text_20_body">WadudFinal T01 forward normal 092437 092443</text:p>
      <text:p text:style-name="P4">Unable to display visualization</text:p>
      <text:section text:style-name="Sect1" text:name="_r_qm_">
        <text:p text:style-name="P5">I provided you the csv and csi format file of one sample that we collected for gait recognition. Our environment setup configureation is ** Intel ax210 as collector (picoscenes) ** TP link archer c6 var 2 as AP router ** We collected our data in AP mode Now I want to analyze my collected data, visualize the data, preprocess them to run different ML/DL model</text:p>
      </text:section>
      <text:p text:style-name="P4"><text:soft-page-break/><draw:frame draw:style-name="fr1" draw:name="Image1" text:anchor-type="as-char" svg:width="17.6043in" svg:height="10.6043in" draw:z-index="0"><draw:image xlink:href="https://chatgpt.com/backend-api/estuary/content?id=file_0000000051887208980c442cf7c61a7a&amp;ts=494067&amp;p=fs&amp;cid=1&amp;sig=c51bce58a86918be379efe39625d9f4a974c80cf7b28bb57c5f68503128d4f50&amp;v=0" xlink:type="simple" xlink:show="embed" xlink:actuate="onLoad"/><svg:title>image.png</svg:title></draw:frame></text:p>
      <text:p text:style-name="P4"><text:soft-page-break/><draw:frame draw:style-name="fr1" draw:name="Image2" text:anchor-type="as-char" svg:width="17.6043in" svg:height="10.6043in" draw:z-index="1"><draw:image xlink:href="https://chatgpt.com/backend-api/estuary/content?id=file_00000000b5587208a0f4bce9cf8b1d1b&amp;ts=494067&amp;p=fs&amp;cid=1&amp;sig=cf72068cb86b8bef98a0ac81033b6dea90b470c160d07302bea93a9b89b343ba&amp;v=0" xlink:type="simple" xlink:show="embed" xlink:actuate="onLoad"/><svg:title>image.png</svg:title></draw:frame></text:p>
      <text:section text:style-name="Sect1" text:name="_r_qq_">
        <text:p text:style-name="P5"><text:soft-page-break/>This is my sample directory</text:p>
      </text:section>
      <text:p text:style-name="P4"><draw:frame draw:style-name="fr1" draw:name="Image3" text:anchor-type="as-char" svg:width="7.5626in" svg:height="0.7291in" draw:z-index="2"><draw:image xlink:href="https://chatgpt.com/backend-api/estuary/content?id=file_000000008cfc7208b559fe012b52a32d&amp;ts=494067&amp;p=fs&amp;cid=1&amp;sig=0036cd44befb1a6a31880f0feabd43e18a1bf687d94848c2b80cf7489571607d&amp;v=0" xlink:type="simple" xlink:show="embed" xlink:actuate="onLoad"/><svg:title>image.png</svg:title></draw:frame></text:p>
      <text:section text:style-name="Sect1" text:name="_r_qu_">
        <text:p text:style-name="P5">should I use this path here in the script?</text:p>
      </text:section>
      <text:p text:style-name="P4">ax210_gait_csi_analysis_flexible.ipynb</text:p>
      <text:p text:style-name="P4">File</text:p>
      <text:section text:style-name="Sect1" text:name="_r_r3_">
        <text:p text:style-name="P5">let's pause the learning part, first fix the script</text:p>
      </text:section>
      <text:p text:style-name="Text_20_body"><text:soft-page-break/><draw:frame draw:style-name="fr1" draw:name="Image4" text:anchor-type="as-char" svg:width="19.5626in" svg:height="10.4689in" draw:z-index="3"><draw:image xlink:href="https://chatgpt.com/backend-api/estuary/content?id=file_00000000402471fd9d8021ac8880e8f6&amp;ts=494067&amp;p=fs&amp;cid=1&amp;sig=ae794f34124cf079e48a782fd9f0c2685a30ab2ee4b3af871c4a8905f704fad0&amp;v=0" xlink:type="simple" xlink:show="embed" xlink:actuate="onLoad"/><svg:title>image.png</svg:title></draw:frame></text:p>
      <text:p text:style-name="Text_20_body"><text:soft-page-break/>I found the problem. The notebook is not crashing in the analysis part — it is stopping because the config cell still has <text:span text:style-name="Source_20_Text">csv_path = None</text:span>.</text:p>
      <text:p text:style-name="Text_20_body">I’m patching it so it is more forgiving:</text:p>
      <text:list text:style-name="L1">
        <text:list-item>
          <text:p text:style-name="P7">clearer “edit this first” config </text:p>
        </text:list-item>
        <text:list-item>
          <text:p text:style-name="P7">automatic path building/search from <text:span text:style-name="Source_20_Text">dataset_root</text:span> and <text:span text:style-name="Source_20_Text">sample_stem</text:span> </text:p>
        </text:list-item>
        <text:list-item>
          <text:p text:style-name="P7">better error message when the CSV is not set </text:p>
        </text:list-item>
        <text:list-item>
          <text:p text:style-name="P6">your shown dataset layout is supported directly </text:p>
        </text:list-item>
      </text:list>
      <text:p text:style-name="Text_20_body">স্ক্রিনশটটা দেখে সমস্যা clear।</text:p>
      <text:p text:style-name="Text_20_body">তোমার notebook-এর analysis part ভাঙে নাই — <text:span text:style-name="Strong_20_Emphasis">CONFIG cell-এ input path এখনো set করা হয়নি</text:span>, তাই এই error এসেছে:</text:p>
      <text:p text:style-name="Text_20_body"><text:span text:style-name="Source_20_Text">No CSV input file is configured</text:span></text:p>
      <text:p text:style-name="Text_20_body">আমি আরও user-proof version বানিয়েছি:</text:p>
      <text:list text:style-name="L2">
        <text:list-item>
          <text:p text:style-name="P8"/>
        </text:list-item>
      </text:list>
      <text:p text:style-name="Text_20_body">এখন কী করবে:</text:p>
      <text:p text:style-name="Text_20_body">প্রথমে notebook-এর <text:span text:style-name="Strong_20_Emphasis">config cell</text:span>-এ এই ৩টা line বসাও:</text:p>
      <text:section text:style-name="Sect2" text:name="code-block-viewer">
        <text:p text:style-name="P1"><text:span text:style-name="Source_20_Text">CONFIG["dataset_root"] = r"/media/baymax/DriveUbuntu/New Folder/CSI Dataset"</text:span></text:p>
        <text:p text:style-name="Preformatted_20_Text"><text:span text:style-name="Source_20_Text">CONFIG["subject_folder"] = "WadudFinal"</text:span></text:p>
        <text:p text:style-name="P2"><text:span text:style-name="Source_20_Text">CONFIG["sample_stem"] = "WadudFinal_T01_forward_normal_092437_092443"</text:span></text:p>
      </text:section>
      <text:p text:style-name="Text_20_body">অথবা full path method use করো:</text:p>
      <text:section text:style-name="Sect2" text:name="Section1">
        <text:p text:style-name="P1"><text:bookmark text:name="code-block-viewer"/><text:span text:style-name="Source_20_Text">CONFIG["csv_path"] = r"/media/baymax/DriveUbuntu/New Folder/CSI Dataset/WadudFinal/WadudFinal_T01_forward_normal_092437_092443.csv"</text:span></text:p>
        <text:p text:style-name="P2"><text:span text:style-name="Source_20_Text">CONFIG["csi_binary_path"] = r"/media/baymax/DriveUbuntu/New Folder/CSI Dataset/WadudFinal/WadudFinal_T01_forward_normal_092437_092443.csi"</text:span></text:p>
      </text:section>
      <text:p text:style-name="Text_20_body">তারপর:</text:p>
      <text:list text:style-name="L3">
        <text:list-item>
          <text:p text:style-name="P10">config cell run করো </text:p>
        </text:list-item>
        <text:list-item>
          <text:p text:style-name="P9">তারপর <text:span text:style-name="Strong_20_Emphasis">Run All</text:span> </text:p>
        </text:list-item>
      </text:list>
      <text:p text:style-name="Text_20_body">তোমার screenshot দেখে আমার strong guess:</text:p>
      <text:list text:style-name="L4">
        <text:list-item>
          <text:p text:style-name="P12">তুমি notebook খুলেছ </text:p>
        </text:list-item>
        <text:list-item>
          <text:p text:style-name="P12">কিন্তু config cell edit/run করোনি </text:p>
        </text:list-item>
        <text:list-item>
          <text:p text:style-name="P11">তাই <text:span text:style-name="Source_20_Text">csv_path = None</text:span> অবস্থাতেই next cell run হয়েছে </text:p>
        </text:list-item>
      </text:list>
      <text:p text:style-name="Text_20_body">সবচেয়ে safe way:</text:p>
      <text:list text:style-name="L5">
        <text:list-item>
          <text:p text:style-name="P14">আগের notebook না, <text:span text:style-name="Strong_20_Emphasis">v2 notebook</text:span> use করো </text:p>
        </text:list-item>
        <text:list-item>
          <text:p text:style-name="P14">config cell-এ উপরের ৩টা line paste করো </text:p>
        </text:list-item>
        <text:list-item>
          <text:p text:style-name="P13">তারপর run all </text:p>
        </text:list-item>
      </text:list>
      <text:p text:style-name="Text_20_body"><text:soft-page-break/>চাইলে তুমি next message-এ config cell-এর screenshot পাঠাও, আমি exact line-by-line দেখে বলে দেব কোনটা বসাতে হবে। </text:p>
      <text:section text:style-name="Sect1" text:name="_r_rp_">
        <text:p text:style-name="P5">Vodai, r kotobar error khabo, thik kor valo kore......! --------------------------------------------------------------------------- ValueError Traceback (most recent call last) Cell In[4], line 5 1 # ========================= 2 # Load and filter the CSV 3 # ========================= ----&gt; 5 csv_path, csi_binary_path = resolve_input_paths(CONFIG) 6 print("Using CSV path:", csv_path) 7 print("Using CSI path:", csi_binary_path) Cell In[3], line 46 43 csv_path = maybe_csv 45 if csv_path is None: ---&gt; 46 raise ValueError( 47 "No CSV input file is configured.\n\n" 48 "Fix it in the CONFIG cell using either:\n" 49 "1) CONFIG['csv_path'] = r'/full/path/to/one_sample.csv'\n" 50 "or\n" 51 "2) CONFIG['dataset_root'], CONFIG['subject_folder'], CONFIG['sample_stem']\n\n" 52 "Example:\n" 53 "CONFIG['dataset_root'] = r'/media/baymax/DriveUbuntu/New Folder/CSI Dataset'\n" 54 "CONFIG['subject_folder'] = 'WadudFinal'\n" 55 "CONFIG['sample_stem'] = 'WadudFinal_T01_forward_normal_092437_092443'" 56 ) 58 if not csv_path.exists(): 59 raise FileNotFoundError( 60 f"CSV file not found: {csv_path}\n" 61 "Use the real file path on your Ubuntu machine, not /mnt/data, unless you are running inside this chat environment." 62 ) ValueError: No CSV input file is configured. Fix it in the CONFIG cell using either: 1) CONFIG['csv_path'] = r'/full/path/to/one_sample.csv' or 2) CONFIG['dataset_root'], CONFIG['subject_folder'], CONFIG['sample_stem'] Example: CONFIG['dataset_root'] = r'/media/baymax/DriveUbuntu/New Folder/CSI Dataset' CONFIG['subject_folder'] = 'WadudFinal' CONFIG['sample_stem'] = 'WadudFinal_T01_forward_normal_092437_092443'</text:p>
      </text:section>
      <text:p text:style-name="Text_20_body">আমি নতুন করে এমন একটা notebook বানাচ্ছি যাতে <text:span text:style-name="Source_20_Text">csv_path</text:span> খালি থাকলেও সেটা <text:span text:style-name="Strong_20_Emphasis">নিজে common Ubuntu locations scan করে sample file খুঁজে নেয়</text:span>। তোমার screenshot দেখে আরেকটা bug-ও ধরেছি: তোমার username <text:span text:style-name="Source_20_Text">wadud</text:span>, তাই আগের <text:span text:style-name="Source_20_Text">/media/baymax/...</text:span> path তোমার PC-তে ভুল হওয়ার খুব সম্ভাবনা ছিল.</text:p>
      <text:p text:style-name="Text_20_body">বোঝা যাচ্ছে এটা খুবই বিরক্তিকর হয়ে গেছে। এবার আমি একদম অন্যভাবে fix করেছি—<text:span text:style-name="Strong_20_Emphasis">zero-config auto-search</text:span> style-এ।</text:p>
      <text:p text:style-name="Text_20_body">নতুন notebook:</text:p>
      <text:list text:style-name="L6">
        <text:list-item>
          <text:p text:style-name="P15"/>
        </text:list-item>
      </text:list>
      <text:p text:style-name="Text_20_body">এবার কী বদলেছে:</text:p>
      <text:list text:style-name="L7">
        <text:list-item>
          <text:p text:style-name="P17"><text:span text:style-name="Source_20_Text">csv_path</text:span> খালি থাকলেও notebook নিজে sample খুঁজবে </text:p>
        </text:list-item>
        <text:list-item>
          <text:p text:style-name="P17"><text:span text:style-name="Source_20_Text">~/Downloads</text:span>, <text:span text:style-name="Source_20_Text">~/Documents</text:span>, <text:span text:style-name="Source_20_Text">~</text:span>, <text:span text:style-name="Source_20_Text">/media/...</text:span>, <text:span text:style-name="Source_20_Text">/run/media/...</text:span>, <text:span text:style-name="Source_20_Text">/mnt/...</text:span> scan করবে </text:p>
        </text:list-item>
        <text:list-item>
          <text:p text:style-name="P17">exact <text:span text:style-name="Source_20_Text">WadudFinal_T01_forward_normal_092437_092443.csv</text:span> পেলে নিজে use করবে </text:p>
        </text:list-item>
        <text:list-item>
          <text:p text:style-name="P16">তোমার screenshot দেখে path hint এখন <text:span text:style-name="Source_20_Text">wadud</text:span> user অনুযায়ী ধরা হয়েছে, <text:span text:style-name="Source_20_Text">baymax</text:span> না </text:p>
        </text:list-item>
      </text:list>
      <text:p text:style-name="Text_20_body">এবার কী করবে:</text:p>
      <text:list text:style-name="L8">
        <text:list-item>
          <text:p text:style-name="P19"><text:span text:style-name="Strong_20_Emphasis">এই নতুন notebook-টাই</text:span> খুলো </text:p>
        </text:list-item>
        <text:list-item>
          <text:p text:style-name="P19">প্রথম থেকে <text:span text:style-name="Strong_20_Emphasis">Run All</text:span> দাও </text:p>
        </text:list-item>
        <text:list-item>
          <text:p text:style-name="P18"><text:soft-page-break/>যদি auto-search fail করে, শুধু config cell-এ এটা বসাও: </text:p>
        </text:list-item>
      </text:list>
      <text:section text:style-name="Sect2" text:name="Section2">
        <text:p text:style-name="P1"><text:bookmark text:name="code-block-viewer Copy 1"/><text:span text:style-name="Source_20_Text">CONFIG["csv_path"] = r"/media/wadud/DriveUbuntu/New Folder/CSI Dataset/WadudFinal/WadudFinal_T01_forward_normal_092437_092443.csv"</text:span></text:p>
        <text:p text:style-name="P2"><text:span text:style-name="Source_20_Text">CONFIG["csi_binary_path"] = r"/media/wadud/DriveUbuntu/New Folder/CSI Dataset/WadudFinal/WadudFinal_T01_forward_normal_092437_092443.csi"</text:span></text:p>
      </text:section>
      <text:p text:style-name="Text_20_body">খুব সম্ভবত আগের আসল ঝামেলাটা ছিল এইটা:</text:p>
      <text:list text:style-name="L9">
        <text:list-item>
          <text:p text:style-name="P21">notebook <text:span text:style-name="Source_20_Text">csv_path</text:span> পাচ্ছিল না </text:p>
        </text:list-item>
        <text:list-item>
          <text:p text:style-name="P20">আর আগের suggested path-এ username mismatch ছিল (<text:span text:style-name="Source_20_Text">baymax</text:span> বনাম <text:span text:style-name="Source_20_Text">wadud</text:span>) </text:p>
        </text:list-item>
      </text:list>
      <text:p text:style-name="Text_20_body">এই version-এ দুটোই handle করা হয়েছে।<text:line-break/>এটা চালিয়েও error এলে exact traceback পাঠাও, আমি সেখানেই সরাসরি patch দেব। </text:p>
      <text:p text:style-name="P4">ax210_gait_csi_analysis_flexible_FIXED.ipynb</text:p>
      <text:p text:style-name="P4">File</text:p>
      <text:section text:style-name="Sect1" text:name="_r_sc_">
        <text:p text:style-name="P5">Now this is the notebook after running. amake er sob outputs, graphs, analysis, heatmaps jujhao, konta diye ki hoy, kar significance ki</text:p>
      </text:section>
      <text:p text:style-name="Text_20_body">অবশ্যই। এবার learning mode না, <text:span text:style-name="Strong_20_Emphasis">notebook-reading mode</text:span> এ যাই।<text:line-break/>আমি তোমার notebook-টাকে এমনভাবে explain করছি যেন এটা একটা <text:span text:style-name="Strong_20_Emphasis">diagnostic lab</text:span>:</text:p>
      <text:list text:style-name="L10">
        <text:list-item>
          <text:p text:style-name="P23">আগে file ঠিক আছে কি না দেখে </text:p>
        </text:list-item>
        <text:list-item>
          <text:p text:style-name="P23">তারপর raw CSI কে meaningful form-এ আনে </text:p>
        </text:list-item>
        <text:list-item>
          <text:p text:style-name="P23">তারপর graph/heatmap দিয়ে signal-এর behaviour দেখায় </text:p>
        </text:list-item>
        <text:list-item>
          <text:p text:style-name="P22">শেষে ML/DL-এর জন্য window বানায় </text:p>
        </text:list-item>
      </text:list>
      <text:p text:style-name="Text_20_body">আমি <text:span text:style-name="Strong_20_Emphasis">প্রতিটা output-এর মানে, কোনটা দিয়ে কী হয়, আর significance কী</text:span> — সব বাংলায় বুঝাচ্ছি।</text:p>
      <text:p text:style-name="Horizontal_20_Line"/>
      <text:h text:style-name="Heading_20_1" text:outline-level="1">১) আগে ৩টা শব্দ মাথায় পরিষ্কার রাখো</text:h>
      <text:p text:style-name="Text_20_body">এই notebook বুঝতে এই ৩টা word সবসময় লাগবে:</text:p>
      <text:h text:style-name="Heading_20_2" text:outline-level="2">Frame / Packet</text:h>
      <text:p text:style-name="Text_20_body">একটা row = একবার CSI measurement<text:line-break/>এটাই notebook-এ অনেক জায়গায় <text:span text:style-name="Strong_20_Emphasis">frame</text:span> নামে এসেছে।</text:p>
      <text:p text:style-name="Text_20_body">অর্থাৎ:</text:p>
      <text:list text:style-name="L11">
        <text:list-item>
          <text:p text:style-name="P24">১ frame = ১ time instant-এর channel snapshot </text:p>
        </text:list-item>
      </text:list>
      <text:h text:style-name="Heading_20_2" text:outline-level="2">Tone / Subcarrier</text:h>
      <text:p text:style-name="Text_20_body">একটা frame-এর ভিতরে অনেক frequency point থাকে।<text:line-break/>তোমার sample-এ generally <text:span text:style-name="Strong_20_Emphasis">245 tones</text:span>।</text:p>
      <text:p text:style-name="Text_20_body"><text:soft-page-break/>অর্থাৎ:</text:p>
      <text:list text:style-name="L12">
        <text:list-item>
          <text:p text:style-name="P25">১ frame = 245 tone × multiple links-এর data </text:p>
        </text:list-item>
      </text:list>
      <text:h text:style-name="Heading_20_2" text:outline-level="2">Link</text:h>
      <text:p text:style-name="Text_20_body">কারণ তোমার <text:span text:style-name="Source_20_Text">numRx=2</text:span>, <text:span text:style-name="Source_20_Text">numTx=2</text:span><text:line-break/>তাই মোট spatial links:</text:p>
      <text:list text:style-name="L13">
        <text:list-item>
          <text:p text:style-name="P27">Rx1-Tx1 </text:p>
        </text:list-item>
        <text:list-item>
          <text:p text:style-name="P27">Rx1-Tx2 </text:p>
        </text:list-item>
        <text:list-item>
          <text:p text:style-name="P27">Rx2-Tx1 </text:p>
        </text:list-item>
        <text:list-item>
          <text:p text:style-name="P26">Rx2-Tx2 </text:p>
        </text:list-item>
      </text:list>
      <text:p text:style-name="Text_20_body">অর্থাৎ মোট <text:span text:style-name="Strong_20_Emphasis">4 links</text:span></text:p>
      <text:p text:style-name="Horizontal_20_Line"/>
      <text:h text:style-name="Heading_20_1" text:outline-level="1">২) Notebook-টা আসলে ৫টা ধাপে কাজ করে</text:h>
      <text:h text:style-name="Heading_20_2" text:outline-level="2">ধাপ ১: File load + format check</text:h>
      <text:p text:style-name="Text_20_body">এখানে notebook দেখে:</text:p>
      <text:list text:style-name="L14">
        <text:list-item>
          <text:p text:style-name="P29">file path ঠিক কি না </text:p>
        </text:list-item>
        <text:list-item>
          <text:p text:style-name="P29">CSV-তে কয়টা row আছে </text:p>
        </text:list-item>
        <text:list-item>
          <text:p text:style-name="P28">format consistent কি না </text:p>
        </text:list-item>
      </text:list>
      <text:h text:style-name="Heading_20_2" text:outline-level="2">ধাপ ২: Complex CSI reconstruction</text:h>
      <text:p text:style-name="Text_20_body">এখানে raw <text:span text:style-name="Source_20_Text">data</text:span> column থেকে:</text:p>
      <text:list text:style-name="L15">
        <text:list-item>
          <text:p text:style-name="P31">I/Q pair বের করে </text:p>
        </text:list-item>
        <text:list-item>
          <text:p text:style-name="P30">complex CSI বানায় </text:p>
        </text:list-item>
      </text:list>
      <text:h text:style-name="Heading_20_2" text:outline-level="2">ধাপ ৩: Feature বানানো</text:h>
      <text:p text:style-name="Text_20_body">এখানে amplitude, phase, sanitized phase ইত্যাদি বানায়</text:p>
      <text:h text:style-name="Heading_20_2" text:outline-level="2">ধাপ ৪: Visualization</text:h>
      <text:p text:style-name="Text_20_body">এখানে:</text:p>
      <text:list text:style-name="L16">
        <text:list-item>
          <text:p text:style-name="P33">single frame plots </text:p>
        </text:list-item>
        <text:list-item>
          <text:p text:style-name="P33">heatmaps </text:p>
        </text:list-item>
        <text:list-item>
          <text:p text:style-name="P33">subcarrier time series </text:p>
        </text:list-item>
        <text:list-item>
          <text:p text:style-name="P32"><text:soft-page-break/>packet metadata plots </text:p>
        </text:list-item>
      </text:list>
      <text:h text:style-name="Heading_20_2" text:outline-level="2">ধাপ ৫: Windowing</text:h>
      <text:p text:style-name="Text_20_body">এখানে training-এর জন্য <text:span text:style-name="Source_20_Text">[window_len, tones, links]</text:span> tensor বানায়</text:p>
      <text:p text:style-name="Horizontal_20_Line"/>
      <text:h text:style-name="Heading_20_1" text:outline-level="1">৩) প্রথম important output: Load and filter section</text:h>
      <text:p text:style-name="Text_20_body">এই cell-এ সাধারণত তুমি এই output দেখবে:</text:p>
      <text:list text:style-name="L17">
        <text:list-item>
          <text:p text:style-name="P35"><text:span text:style-name="Source_20_Text">Using CSV path: ...</text:span> </text:p>
        </text:list-item>
        <text:list-item>
          <text:p text:style-name="P35"><text:span text:style-name="Source_20_Text">Using CSI path: ...</text:span> </text:p>
        </text:list-item>
        <text:list-item>
          <text:p text:style-name="P35"><text:span text:style-name="Source_20_Text">Raw CSV shape: ...</text:span> </text:p>
        </text:list-item>
        <text:list-item>
          <text:p text:style-name="P35"><text:span text:style-name="Source_20_Text">Columns: ...</text:span> </text:p>
        </text:list-item>
        <text:list-item>
          <text:p text:style-name="P35"><text:span text:style-name="Source_20_Text">Dominant format inferred from this file: ...</text:span> </text:p>
        </text:list-item>
        <text:list-item>
          <text:p text:style-name="P35"><text:span text:style-name="Source_20_Text">Filtered CSV shape: ...</text:span> </text:p>
        </text:list-item>
        <text:list-item>
          <text:p text:style-name="P35"><text:span text:style-name="Source_20_Text">Dropped rows: ...</text:span> </text:p>
        </text:list-item>
        <text:list-item>
          <text:p text:style-name="P34">একটা summary table </text:p>
        </text:list-item>
      </text:list>
      <text:p text:style-name="Text_20_body">এখন এক এক করে বুঝি।</text:p>
      <text:p text:style-name="Horizontal_20_Line"/>
      <text:h text:style-name="Heading_20_2" text:outline-level="2"><text:span text:style-name="Source_20_Text">Using CSV path</text:span></text:h>
      <text:p text:style-name="Text_20_body">এটা confirm করে notebook কোন file analyse করছে।</text:p>
      <text:h text:style-name="Heading_20_3" text:outline-level="3">significance</text:h>
      <text:p text:style-name="Text_20_body">এখানে ভুল path হলে পুরো analysis ভুল sample-এর ওপর হবে।</text:p>
      <text:p text:style-name="Horizontal_20_Line"/>
      <text:h text:style-name="Heading_20_2" text:outline-level="2"><text:span text:style-name="Source_20_Text">Raw CSV shape</text:span></text:h>
      <text:p text:style-name="Text_20_body">যেমন <text:span text:style-name="Source_20_Text">(1004, N)</text:span> টাইপ কিছু দেখাবে।</text:p>
      <text:p text:style-name="Text_20_body">এর মানে:</text:p>
      <text:list text:style-name="L18">
        <text:list-item>
          <text:p text:style-name="P37">1004 rows = 1004 packets/frames </text:p>
        </text:list-item>
        <text:list-item>
          <text:p text:style-name="P36"><text:span text:style-name="Source_20_Text">N</text:span> = মোট columns </text:p>
        </text:list-item>
      </text:list>
      <text:h text:style-name="Heading_20_3" text:outline-level="3"><text:soft-page-break/>significance</text:h>
      <text:p text:style-name="Text_20_body">এটা বলে sample-এ মোট কয়টা frame আছে।<text:line-break/>গait recognition-এ frame বেশি মানে temporal information বেশি।</text:p>
      <text:p text:style-name="Horizontal_20_Line"/>
      <text:h text:style-name="Heading_20_2" text:outline-level="2"><text:span text:style-name="Source_20_Text">Columns</text:span></text:h>
      <text:p text:style-name="Text_20_body">এখানে CSV-র column list দেখায়। যেমন থাকতে পারে:</text:p>
      <text:list text:style-name="L19">
        <text:list-item>
          <text:p text:style-name="P39"><text:span text:style-name="Source_20_Text">ts_sec</text:span> </text:p>
        </text:list-item>
        <text:list-item>
          <text:p text:style-name="P39"><text:span text:style-name="Source_20_Text">rssi</text:span> </text:p>
        </text:list-item>
        <text:list-item>
          <text:p text:style-name="P39"><text:span text:style-name="Source_20_Text">cbw</text:span> </text:p>
        </text:list-item>
        <text:list-item>
          <text:p text:style-name="P39"><text:span text:style-name="Source_20_Text">numTones</text:span> </text:p>
        </text:list-item>
        <text:list-item>
          <text:p text:style-name="P39"><text:span text:style-name="Source_20_Text">numRx</text:span> </text:p>
        </text:list-item>
        <text:list-item>
          <text:p text:style-name="P39"><text:span text:style-name="Source_20_Text">numTx</text:span> </text:p>
        </text:list-item>
        <text:list-item>
          <text:p text:style-name="P39"><text:span text:style-name="Source_20_Text">data_len</text:span> </text:p>
        </text:list-item>
        <text:list-item>
          <text:p text:style-name="P38"><text:span text:style-name="Source_20_Text">data</text:span> </text:p>
        </text:list-item>
      </text:list>
      <text:h text:style-name="Heading_20_3" text:outline-level="3">significance</text:h>
      <text:p text:style-name="Text_20_body">এটা বলে file-এ notebook-এর দরকারি raw ingredients আছে কি না।</text:p>
      <text:p text:style-name="Horizontal_20_Line"/>
      <text:h text:style-name="Heading_20_2" text:outline-level="2"><text:span text:style-name="Source_20_Text">Dominant format inferred from this file</text:span></text:h>
      <text:p text:style-name="Text_20_body">এটা খুব important।</text:p>
      <text:p text:style-name="Text_20_body">Notebook CSV-র মধ্যে সবচেয়ে common packet format খুঁজে বের করে।<text:line-break/>যেমন:</text:p>
      <text:list text:style-name="L20">
        <text:list-item>
          <text:p text:style-name="P41"><text:span text:style-name="Source_20_Text">cbw=80</text:span> </text:p>
        </text:list-item>
        <text:list-item>
          <text:p text:style-name="P41"><text:span text:style-name="Source_20_Text">numTones=245</text:span> </text:p>
        </text:list-item>
        <text:list-item>
          <text:p text:style-name="P41"><text:span text:style-name="Source_20_Text">numRx=2</text:span> </text:p>
        </text:list-item>
        <text:list-item>
          <text:p text:style-name="P41"><text:span text:style-name="Source_20_Text">numTx=2</text:span> </text:p>
        </text:list-item>
        <text:list-item>
          <text:p text:style-name="P40"><text:span text:style-name="Source_20_Text">data_len=1960</text:span> </text:p>
        </text:list-item>
      </text:list>
      <text:h text:style-name="Heading_20_3" text:outline-level="3">কেন দরকার?</text:h>
      <text:p text:style-name="Text_20_body">একই CSV-তে মাঝে মাঝে ১–২টা malformed / inconsistent row থাকতে পারে।<text:line-break/>Notebook dominant format ধরে সেই rows রাখে, বাকি mismatch rows বাদ দেয়।</text:p>
      <text:h text:style-name="Heading_20_3" text:outline-level="3">significance</text:h>
      <text:p text:style-name="Text_20_body">এটা cleaning-এর first step।<text:line-break/>না হলে reshape করার সময় error হবে বা garbage CSI পাওয়া যাবে।</text:p>
      <text:p text:style-name="Horizontal_20_Line"/>
      <text:h text:style-name="Heading_20_2" text:outline-level="2"><text:soft-page-break/><text:span text:style-name="Source_20_Text">Filtered CSV shape</text:span></text:h>
      <text:p text:style-name="Text_20_body">এটা বলে clean/filter করার পর কয়টা usable row/frame বাকি আছে।</text:p>
      <text:p text:style-name="Text_20_body">যেমন:</text:p>
      <text:list text:style-name="L21">
        <text:list-item>
          <text:p text:style-name="P43">raw 1004 </text:p>
        </text:list-item>
        <text:list-item>
          <text:p text:style-name="P42">filtered 1003 </text:p>
        </text:list-item>
      </text:list>
      <text:h text:style-name="Heading_20_3" text:outline-level="3">significance</text:h>
      <text:p text:style-name="Text_20_body">এটাই আসল usable sample length।</text:p>
      <text:p text:style-name="Horizontal_20_Line"/>
      <text:h text:style-name="Heading_20_2" text:outline-level="2"><text:span text:style-name="Source_20_Text">Dropped rows</text:span></text:h>
      <text:p text:style-name="Text_20_body">এটা বলে কত row বাদ গেছে।</text:p>
      <text:h text:style-name="Heading_20_3" text:outline-level="3">significance</text:h>
      <text:list text:style-name="L22">
        <text:list-item>
          <text:p text:style-name="P45">0 বা 1 drop হলে usually okay </text:p>
        </text:list-item>
        <text:list-item>
          <text:p text:style-name="P44">অনেক drop হলে capture quality বা export consistency নিয়ে সন্দেহ হবে </text:p>
        </text:list-item>
      </text:list>
      <text:p text:style-name="Horizontal_20_Line"/>
      <text:h text:style-name="Heading_20_2" text:outline-level="2">Summary table (<text:span text:style-name="Source_20_Text">describe_capture</text:span>)</text:h>
      <text:p text:style-name="Text_20_body">এখানে সাধারণত থাকে:</text:p>
      <text:list text:style-name="L23">
        <text:list-item>
          <text:p text:style-name="P47">rows </text:p>
        </text:list-item>
        <text:list-item>
          <text:p text:style-name="P47">duration_s </text:p>
        </text:list-item>
        <text:list-item>
          <text:p text:style-name="P47">estimated_rate_hz </text:p>
        </text:list-item>
        <text:list-item>
          <text:p text:style-name="P47">rssi_mean / min / max </text:p>
        </text:list-item>
        <text:list-item>
          <text:p text:style-name="P47">cbw </text:p>
        </text:list-item>
        <text:list-item>
          <text:p text:style-name="P47">numTones </text:p>
        </text:list-item>
        <text:list-item>
          <text:p text:style-name="P47">numRx </text:p>
        </text:list-item>
        <text:list-item>
          <text:p text:style-name="P47">numTx </text:p>
        </text:list-item>
        <text:list-item>
          <text:p text:style-name="P46">data_len </text:p>
        </text:list-item>
      </text:list>
      <text:p text:style-name="Text_20_body">এগুলোর মানে:</text:p>
      <text:h text:style-name="Heading_20_3" text:outline-level="3"><text:span text:style-name="Source_20_Text">rows</text:span></text:h>
      <text:p text:style-name="Text_20_body">usable frame count</text:p>
      <text:h text:style-name="Heading_20_3" text:outline-level="3"><text:span text:style-name="Source_20_Text">duration_s</text:span></text:h>
      <text:p text:style-name="Text_20_body">sample মোট কত seconds</text:p>
      <text:h text:style-name="Heading_20_3" text:outline-level="3"><text:soft-page-break/><text:span text:style-name="Source_20_Text">estimated_rate_hz</text:span></text:h>
      <text:p text:style-name="Text_20_body">প্রতি second-এ approximate কয়টা packet/frame collect হয়েছে</text:p>
      <text:h text:style-name="Heading_20_3" text:outline-level="3">significance</text:h>
      <text:p text:style-name="Text_20_body">এটা খুব important, কারণ gait motion time resolution বোঝায়।<text:line-break/>Higher sampling rate = finer temporal detail</text:p>
      <text:h text:style-name="Heading_20_3" text:outline-level="3"><text:span text:style-name="Source_20_Text">rssi_mean/min/max</text:span></text:h>
      <text:p text:style-name="Text_20_body">signal strength-এর rough idea</text:p>
      <text:h text:style-name="Heading_20_3" text:outline-level="3">significance</text:h>
      <text:p text:style-name="Text_20_body">RSSI খুব noisy metric হলেও overall link stability বোঝায়।</text:p>
      <text:p text:style-name="Horizontal_20_Line"/>
      <text:h text:style-name="Heading_20_1" text:outline-level="1">৪) <text:span text:style-name="Source_20_Text">Parse complex CSI</text:span> output</text:h>
      <text:p text:style-name="Text_20_body">এই cell-এ notebook raw <text:span text:style-name="Source_20_Text">data</text:span> column থেকে complex CSI বানায়।</text:p>
      <text:p text:style-name="Text_20_body">Output usually:</text:p>
      <text:list text:style-name="L24">
        <text:list-item>
          <text:p text:style-name="P49"><text:span text:style-name="Source_20_Text">CSI shape [packet, tone, rx, tx]: (...)</text:span> </text:p>
        </text:list-item>
        <text:list-item>
          <text:p text:style-name="P49"><text:span text:style-name="Source_20_Text">Link labels: [...]</text:span> </text:p>
        </text:list-item>
        <text:list-item>
          <text:p text:style-name="P49"><text:span text:style-name="Source_20_Text">Example frame index range: ...</text:span> </text:p>
        </text:list-item>
        <text:list-item>
          <text:p text:style-name="P48"><text:span text:style-name="Source_20_Text">Example tone index range: ...</text:span> </text:p>
        </text:list-item>
      </text:list>
      <text:p text:style-name="Horizontal_20_Line"/>
      <text:h text:style-name="Heading_20_2" text:outline-level="2"><text:span text:style-name="Source_20_Text">CSI shape [packet, tone, rx, tx]</text:span></text:h>
      <text:p text:style-name="Text_20_body">এটা notebook-এর সবচেয়ে fundamental output।</text:p>
      <text:p text:style-name="Text_20_body">যদি shape হয়:</text:p>
      <text:p text:style-name="Text_20_body">(1003,245,2,2) </text:p>
      <text:p text:style-name="Text_20_body">এর মানে:</text:p>
      <text:list text:style-name="L25">
        <text:list-item>
          <text:p text:style-name="P51">1003 packets/frames </text:p>
        </text:list-item>
        <text:list-item>
          <text:p text:style-name="P51">245 tones </text:p>
        </text:list-item>
        <text:list-item>
          <text:p text:style-name="P51">2 Rx </text:p>
        </text:list-item>
        <text:list-item>
          <text:p text:style-name="P50">2 Tx </text:p>
        </text:list-item>
      </text:list>
      <text:h text:style-name="Heading_20_3" text:outline-level="3">significance</text:h>
      <text:p text:style-name="Text_20_body">এটাই তোমার raw sample-এর 4D structure।</text:p>
      <text:p text:style-name="Text_20_body">এটা mentally এভাবে ভাবো:</text:p>
      <text:p text:style-name="Quotations"><text:soft-page-break/>একটা ছোট movie আছে<text:line-break/>প্রতিটা frame-এর ভিতরে 245 frequency point<text:line-break/>আর প্রতিটা frequency point-এ 4 spatial observations</text:p>
      <text:p text:style-name="Horizontal_20_Line"/>
      <text:h text:style-name="Heading_20_2" text:outline-level="2"><text:span text:style-name="Source_20_Text">Link labels</text:span></text:h>
      <text:p text:style-name="Text_20_body">যেমন:</text:p>
      <text:list text:style-name="L26">
        <text:list-item>
          <text:p text:style-name="P53">Rx1-Tx1 </text:p>
        </text:list-item>
        <text:list-item>
          <text:p text:style-name="P53">Rx1-Tx2 </text:p>
        </text:list-item>
        <text:list-item>
          <text:p text:style-name="P53">Rx2-Tx1 </text:p>
        </text:list-item>
        <text:list-item>
          <text:p text:style-name="P52">Rx2-Tx2 </text:p>
        </text:list-item>
      </text:list>
      <text:h text:style-name="Heading_20_3" text:outline-level="3">significance</text:h>
      <text:p text:style-name="Text_20_body">Notebook যখন <text:span text:style-name="Source_20_Text">link_idx=0/1/2/3</text:span> বলে, তখন কোন physical link দেখাচ্ছে সেটা বুঝতে এই labels লাগে।</text:p>
      <text:p text:style-name="Horizontal_20_Line"/>
      <text:h text:style-name="Heading_20_1" text:outline-level="1">৫) <text:span text:style-name="Source_20_Text">Capture-level plots</text:span> — notebook-এর vital signs</text:h>
      <text:p text:style-name="Text_20_body">এই section-এ <text:span text:style-name="Source_20_Text">plot_packet_metadata(df)</text:span> চলে।</text:p>
      <text:p text:style-name="Text_20_body">এখানে ২টা plot থাকে:</text:p>
      <text:h text:style-name="Heading_20_2" text:outline-level="2">Plot A: RSSI over time</text:h>
      <text:p text:style-name="Text_20_body">x-axis = time<text:line-break/>y-axis = RSSI (dBm)</text:p>
      <text:h text:style-name="Heading_20_3" text:outline-level="3">এটা কী বলে?</text:h>
      <text:p text:style-name="Text_20_body">সময় অনুযায়ী overall received signal strength কেমন বদলেছে।</text:p>
      <text:h text:style-name="Heading_20_3" text:outline-level="3">significance</text:h>
      <text:p text:style-name="Text_20_body">এটা fine CSI analysis না, কিন্তু useful health-check।</text:p>
      <text:h text:style-name="Heading_20_3" text:outline-level="3">কী দেখে ভালো লাগে?</text:h>
      <text:list text:style-name="L27">
        <text:list-item>
          <text:p text:style-name="P55">খুব violent spikes না থাকলে ভালো </text:p>
        </text:list-item>
        <text:list-item>
          <text:p text:style-name="P54">signal একদম collapse করছে কি না দেখা যায় </text:p>
        </text:list-item>
      </text:list>
      <text:h text:style-name="Heading_20_3" text:outline-level="3"><text:soft-page-break/>caution</text:h>
      <text:p text:style-name="Text_20_body">RSSI stable হলেই CSI clean হবে — এমন না।<text:line-break/>এটা শুধু rough indicator।</text:p>
      <text:p text:style-name="Horizontal_20_Line"/>
      <text:h text:style-name="Heading_20_2" text:outline-level="2">Plot B: Packet timing / inter-packet interval</text:h>
      <text:p text:style-name="Text_20_body">x-axis = time<text:line-break/>y-axis = consecutive packet-এর gap (usually ms)</text:p>
      <text:h text:style-name="Heading_20_3" text:outline-level="3">এটা কী বলে?</text:h>
      <text:p text:style-name="Text_20_body">Packetগুলো regular interval-এ আসছে কি না।</text:p>
      <text:h text:style-name="Heading_20_3" text:outline-level="3">significance</text:h>
      <text:p text:style-name="Text_20_body">এটা capture regularity বোঝায়।</text:p>
      <text:h text:style-name="Heading_20_3" text:outline-level="3">ভালো scenario</text:h>
      <text:p text:style-name="Text_20_body">gap প্রায় same হলে capture smooth</text:p>
      <text:h text:style-name="Heading_20_3" text:outline-level="3">খারাপ scenario</text:h>
      <text:p text:style-name="Text_20_body">অনেক irregular spike থাকলে:</text:p>
      <text:list text:style-name="L28">
        <text:list-item>
          <text:p text:style-name="P57">packet drop </text:p>
        </text:list-item>
        <text:list-item>
          <text:p text:style-name="P57">scheduling issue </text:p>
        </text:list-item>
        <text:list-item>
          <text:p text:style-name="P57">irregular traffic </text:p>
        </text:list-item>
        <text:list-item>
          <text:p text:style-name="P56">capture timing সমস্যা </text:p>
        </text:list-item>
      </text:list>
      <text:p text:style-name="Text_20_body">গait recognition-এ smooth timing useful, কারণ time-series model assume করে signal roughly regular intervals-এ এসেছে।</text:p>
      <text:p text:style-name="Horizontal_20_Line"/>
      <text:h text:style-name="Heading_20_1" text:outline-level="1">৬) <text:span text:style-name="Source_20_Text">Build analysis features</text:span> — raw data থেকে useful features</text:h>
      <text:p text:style-name="Text_20_body">এই cell-এ notebook <text:span text:style-name="Source_20_Text">bundle</text:span> বানায়। সাধারণত keys দেখাবে:</text:p>
      <text:list text:style-name="L29">
        <text:list-item>
          <text:p text:style-name="P59"><text:span text:style-name="Source_20_Text">amp_raw</text:span> </text:p>
        </text:list-item>
        <text:list-item>
          <text:p text:style-name="P59"><text:span text:style-name="Source_20_Text">amp_processed</text:span> </text:p>
        </text:list-item>
        <text:list-item>
          <text:p text:style-name="P59"><text:span text:style-name="Source_20_Text">phase_raw</text:span> </text:p>
        </text:list-item>
        <text:list-item>
          <text:p text:style-name="P59"><text:span text:style-name="Source_20_Text">phase_unwrapped</text:span> </text:p>
        </text:list-item>
        <text:list-item>
          <text:p text:style-name="P59"><text:span text:style-name="Source_20_Text">phase_sanitized</text:span> </text:p>
        </text:list-item>
        <text:list-item>
          <text:p text:style-name="P58"><text:soft-page-break/>কখনো <text:span text:style-name="Source_20_Text">phase_diff_01</text:span> </text:p>
        </text:list-item>
      </text:list>
      <text:p text:style-name="Text_20_body">এগুলোর shape usually হয়:</text:p>
      <text:p text:style-name="Text_20_body">  [packet, tone, link] </text:p>
      <text:p text:style-name="Text_20_body">মানে আগে <text:span text:style-name="Source_20_Text">[packet, tone, rx, tx]</text:span> ছিল, এখন rx×tx flatten করে link বানিয়েছে।</text:p>
      <text:p text:style-name="Text_20_body">যদি shape হয় <text:span text:style-name="Source_20_Text">(1003, 245, 4)</text:span>, তার মানে:</text:p>
      <text:list text:style-name="L30">
        <text:list-item>
          <text:p text:style-name="P61">1003 frames </text:p>
        </text:list-item>
        <text:list-item>
          <text:p text:style-name="P61">245 tones </text:p>
        </text:list-item>
        <text:list-item>
          <text:p text:style-name="P60">4 links </text:p>
        </text:list-item>
      </text:list>
      <text:p text:style-name="Horizontal_20_Line"/>
      <text:h text:style-name="Heading_20_2" text:outline-level="2"><text:span text:style-name="Source_20_Text">amp_raw</text:span></text:h>
      <text:p text:style-name="Text_20_body">raw amplitude</text:p>
      <text:h text:style-name="Heading_20_3" text:outline-level="3">এটা কী?</text:h>
      <text:p text:style-name="Text_20_body">complex CSI-এর magnitude</text:p>
      <text:p text:style-name="Text_20_body">∣H∣ </text:p>
      <text:h text:style-name="Heading_20_3" text:outline-level="3">significance</text:h>
      <text:p text:style-name="Text_20_body">গait recognition-এর easiest starting feature এটা।</text:p>
      <text:h text:style-name="Heading_20_3" text:outline-level="3">কী কাজে লাগে?</text:h>
      <text:list text:style-name="L31">
        <text:list-item>
          <text:p text:style-name="P63">motion-related fluctuation </text:p>
        </text:list-item>
        <text:list-item>
          <text:p text:style-name="P63">fading pattern </text:p>
        </text:list-item>
        <text:list-item>
          <text:p text:style-name="P63">subcarrier sensitivity </text:p>
        </text:list-item>
        <text:list-item>
          <text:p text:style-name="P62">baseline ML/DL input </text:p>
        </text:list-item>
      </text:list>
      <text:p text:style-name="Horizontal_20_Line"/>
      <text:h text:style-name="Heading_20_2" text:outline-level="2"><text:span text:style-name="Source_20_Text">amp_processed</text:span></text:h>
      <text:p text:style-name="Text_20_body">processed amplitude</text:p>
      <text:p text:style-name="Text_20_body">সাধারণত notebook এখানে করে:</text:p>
      <text:list text:style-name="L32">
        <text:list-item>
          <text:p text:style-name="P65">static component remove </text:p>
        </text:list-item>
        <text:list-item>
          <text:p text:style-name="P64">normalization </text:p>
        </text:list-item>
      </text:list>
      <text:h text:style-name="Heading_20_3" text:outline-level="3">এটা কেন?</text:h>
      <text:p text:style-name="Text_20_body">Raw amplitude-এ static background থাকে:</text:p>
      <text:list text:style-name="L33">
        <text:list-item>
          <text:p text:style-name="P67">room structure </text:p>
        </text:list-item>
        <text:list-item>
          <text:p text:style-name="P67">device bias </text:p>
        </text:list-item>
        <text:list-item>
          <text:p text:style-name="P66"><text:soft-page-break/>constant multipath </text:p>
        </text:list-item>
      </text:list>
      <text:p text:style-name="Text_20_body">এসব remove করলে motion-related change বেশি visible হয়।</text:p>
      <text:h text:style-name="Heading_20_3" text:outline-level="3">significance</text:h>
      <text:p text:style-name="Text_20_body">এটা usually raw amplitude-এর চেয়ে ML-এর জন্য বেশি useful।</text:p>
      <text:p text:style-name="Text_20_body"><text:span text:style-name="Strong_20_Emphasis">Rule of thumb:</text:span><text:line-break/>প্রথম baseline model-এর জন্য <text:span text:style-name="Source_20_Text">amp_processed</text:span> use করাই best।</text:p>
      <text:p text:style-name="Horizontal_20_Line"/>
      <text:h text:style-name="Heading_20_2" text:outline-level="2"><text:span text:style-name="Source_20_Text">phase_raw</text:span></text:h>
      <text:p text:style-name="Text_20_body">raw phase</text:p>
      <text:h text:style-name="Heading_20_3" text:outline-level="3">এটা কী?</text:h>
      <text:p text:style-name="Text_20_body">complex CSI-এর angle</text:p>
      <text:h text:style-name="Heading_20_3" text:outline-level="3">problem</text:h>
      <text:p text:style-name="Text_20_body">raw phase hardware offset, timing offset, noise-এর জন্য messy হয়।</text:p>
      <text:h text:style-name="Heading_20_3" text:outline-level="3">significance</text:h>
      <text:p text:style-name="Text_20_body">directly use করা risky।</text:p>
      <text:p text:style-name="Horizontal_20_Line"/>
      <text:h text:style-name="Heading_20_2" text:outline-level="2"><text:span text:style-name="Source_20_Text">phase_unwrapped</text:span></text:h>
      <text:p text:style-name="Text_20_body">phase unwrap করার পরের version</text:p>
      <text:h text:style-name="Heading_20_3" text:outline-level="3">unwrap মানে?</text:h>
      <text:p text:style-name="Text_20_body">phase অনেক সময় −π থেকে +π এর মধ্যে jump করে।<text:line-break/>unwrap করলে artificial jump কমে continuous form পাওয়া যায়।</text:p>
      <text:h text:style-name="Heading_20_3" text:outline-level="3">significance</text:h>
      <text:p text:style-name="Text_20_body">phase trend বুঝতে easier হয়।</text:p>
      <text:p text:style-name="Horizontal_20_Line"/>
      <text:h text:style-name="Heading_20_2" text:outline-level="2"><text:span text:style-name="Source_20_Text">phase_sanitized</text:span></text:h>
      <text:p text:style-name="Text_20_body">এইটা phase-এর সবচেয়ে useful cleaned version।</text:p>
      <text:p text:style-name="Text_20_body">সাধারণত:</text:p>
      <text:list text:style-name="L34">
        <text:list-item>
          <text:p text:style-name="P69">unwrap </text:p>
        </text:list-item>
        <text:list-item>
          <text:p text:style-name="P68"><text:soft-page-break/>linear trend removal </text:p>
        </text:list-item>
      </text:list>
      <text:h text:style-name="Heading_20_3" text:outline-level="3">significance</text:h>
      <text:p text:style-name="Text_20_body">raw phase-এর তুলনায় motion-related structure better show করে।</text:p>
      <text:p text:style-name="Text_20_body">গait analysis-এ phase use করতে চাইলে raw না, sanitized phase বেশি meaningful।</text:p>
      <text:p text:style-name="Horizontal_20_Line"/>
      <text:h text:style-name="Heading_20_2" text:outline-level="2"><text:span text:style-name="Source_20_Text">phase_diff_01</text:span></text:h>
      <text:p text:style-name="Text_20_body">link 0 আর link 1-এর sanitized phase difference</text:p>
      <text:h text:style-name="Heading_20_3" text:outline-level="3">significance</text:h>
      <text:p text:style-name="Text_20_body">absolute phase unstable হলেও relative phase কখনো কখনো বেশি robust হতে পারে।</text:p>
      <text:p text:style-name="Text_20_body">এটা advanced feature, কিন্তু future model improvement-এর জন্য useful।</text:p>
      <text:p text:style-name="Horizontal_20_Line"/>
      <text:h text:style-name="Heading_20_1" text:outline-level="1">৭) <text:span text:style-name="Source_20_Text">Static single-frame viewer</text:span></text:h>
      <text:p text:style-name="Text_20_body">এখানে notebook এক frame নিয়ে plot করে:</text:p>
      <text:list text:style-name="L35">
        <text:list-item>
          <text:p text:style-name="P71">Raw amplitude across subcarriers </text:p>
        </text:list-item>
        <text:list-item>
          <text:p text:style-name="P71">Processed amplitude across subcarriers </text:p>
        </text:list-item>
        <text:list-item>
          <text:p text:style-name="P71">Raw phase across subcarriers </text:p>
        </text:list-item>
        <text:list-item>
          <text:p text:style-name="P70">Sanitized phase across subcarriers </text:p>
        </text:list-item>
      </text:list>
      <text:p text:style-name="Text_20_body">এটাই single-frame understanding-এর core।</text:p>
      <text:p text:style-name="Horizontal_20_Line"/>
      <text:h text:style-name="Heading_20_2" text:outline-level="2">A. Raw amplitude across subcarriers</text:h>
      <text:p text:style-name="Text_20_body">x-axis = tone/subcarrier index<text:line-break/>y-axis = raw amplitude</text:p>
      <text:h text:style-name="Heading_20_3" text:outline-level="3">এটা কী?</text:h>
      <text:p text:style-name="Text_20_body">একটা নির্দিষ্ট frame-এ tone-wise signal strength map</text:p>
      <text:h text:style-name="Heading_20_3" text:outline-level="3">significance</text:h>
      <text:p text:style-name="Text_20_body">এটা বলে ওই মুহূর্তে frequency response কেমন।</text:p>
      <text:h text:style-name="Heading_20_3" text:outline-level="3">কী look for করবে?</text:h>
      <text:list text:style-name="L36">
        <text:list-item>
          <text:p text:style-name="P73">smooth না jagged? </text:p>
        </text:list-item>
        <text:list-item>
          <text:p text:style-name="P73"><text:soft-page-break/>কিছু tones unusually low? </text:p>
        </text:list-item>
        <text:list-item>
          <text:p text:style-name="P73">কিছু tones unusually high? </text:p>
        </text:list-item>
        <text:list-item>
          <text:p text:style-name="P72">different link-এ shape different কি না? </text:p>
        </text:list-item>
      </text:list>
      <text:h text:style-name="Heading_20_3" text:outline-level="3">intuition</text:h>
      <text:p text:style-name="Text_20_body">এটা এক frame-এর “frequency fingerprint”</text:p>
      <text:p text:style-name="Horizontal_20_Line"/>
      <text:h text:style-name="Heading_20_2" text:outline-level="2">B. Processed amplitude across subcarriers</text:h>
      <text:p text:style-name="Text_20_body">same frame, কিন্তু static removal + normalization-এর পর</text:p>
      <text:h text:style-name="Heading_20_3" text:outline-level="3">significance</text:h>
      <text:p text:style-name="Text_20_body">এখানে human-motion-relevant deviation বেশি visible হয়।</text:p>
      <text:h text:style-name="Heading_20_3" text:outline-level="3">raw vs processed difference</text:h>
      <text:list text:style-name="L37">
        <text:list-item>
          <text:p text:style-name="P75">raw = room + hardware + motion সব মিশে </text:p>
        </text:list-item>
        <text:list-item>
          <text:p text:style-name="P74">processed = motion highlight করা version </text:p>
        </text:list-item>
      </text:list>
      <text:p text:style-name="Text_20_body">যদি processed plot-এ meaningful variation clear হয়, সেটা analysis-এর জন্য good sign।</text:p>
      <text:p text:style-name="Horizontal_20_Line"/>
      <text:h text:style-name="Heading_20_2" text:outline-level="2">C. Raw phase across subcarriers</text:h>
      <text:p text:style-name="Text_20_body">tone-wise raw phase</text:p>
      <text:h text:style-name="Heading_20_3" text:outline-level="3">significance</text:h>
      <text:p text:style-name="Text_20_body">তোমাকে দেখানোর জন্য useful যে raw phase কত messy হতে পারে</text:p>
      <text:h text:style-name="Heading_20_3" text:outline-level="3">beginner takeaway</text:h>
      <text:p text:style-name="Text_20_body">“phase আছে” আর “phase directly usable” — এক জিনিস না।</text:p>
      <text:p text:style-name="Horizontal_20_Line"/>
      <text:h text:style-name="Heading_20_2" text:outline-level="2">D. Sanitized phase across subcarriers</text:h>
      <text:p text:style-name="Text_20_body">cleaned phase</text:p>
      <text:h text:style-name="Heading_20_3" text:outline-level="3">significance</text:h>
      <text:p text:style-name="Text_20_body">এখানে smoother structure পাবে<text:line-break/>এবং tone-wise phase behaviour inspect করা সহজ হবে।</text:p>
      <text:p text:style-name="Horizontal_20_Line"/>
      <text:h text:style-name="Heading_20_2" text:outline-level="2"><text:soft-page-break/>Frame table</text:h>
      <text:p text:style-name="Text_20_body"><text:span text:style-name="Source_20_Text">display(frame_table(df, frame_idx))</text:span> সাধারণত frame-এর metadata table দেখায়</text:p>
      <text:p text:style-name="Text_20_body">যেমন:</text:p>
      <text:list text:style-name="L38">
        <text:list-item>
          <text:p text:style-name="P77">timestamp </text:p>
        </text:list-item>
        <text:list-item>
          <text:p text:style-name="P77">rssi </text:p>
        </text:list-item>
        <text:list-item>
          <text:p text:style-name="P77">cbw </text:p>
        </text:list-item>
        <text:list-item>
          <text:p text:style-name="P77">tones </text:p>
        </text:list-item>
        <text:list-item>
          <text:p text:style-name="P77">rx </text:p>
        </text:list-item>
        <text:list-item>
          <text:p text:style-name="P77">tx </text:p>
        </text:list-item>
        <text:list-item>
          <text:p text:style-name="P76">data_len </text:p>
        </text:list-item>
      </text:list>
      <text:h text:style-name="Heading_20_3" text:outline-level="3">significance</text:h>
      <text:p text:style-name="Text_20_body">plot-এর সঙ্গে metadata match করাতে কাজে লাগে</text:p>
      <text:p text:style-name="Horizontal_20_Line"/>
      <text:h text:style-name="Heading_20_1" text:outline-level="1">৮) <text:span text:style-name="Source_20_Text">Interactive frame-by-frame viewer</text:span></text:h>
      <text:p text:style-name="Text_20_body">এটা notebook-এর best learning tool।</text:p>
      <text:p text:style-name="Text_20_body">এখানে তুমি usually বদলাতে পারো:</text:p>
      <text:list text:style-name="L39">
        <text:list-item>
          <text:p text:style-name="P79">feature </text:p>
        </text:list-item>
        <text:list-item>
          <text:p text:style-name="P79">frame index </text:p>
        </text:list-item>
        <text:list-item>
          <text:p text:style-name="P78">link index </text:p>
        </text:list-item>
      </text:list>
      <text:h text:style-name="Heading_20_3" text:outline-level="3">significance</text:h>
      <text:p text:style-name="Text_20_body">এই cell দিয়ে তুমি answer করতে পারো:</text:p>
      <text:list text:style-name="L40">
        <text:list-item>
          <text:p text:style-name="P81">কোন frame noisy? </text:p>
        </text:list-item>
        <text:list-item>
          <text:p text:style-name="P81">motion কোথায় strong? </text:p>
        </text:list-item>
        <text:list-item>
          <text:p text:style-name="P81">কোন link cleaner? </text:p>
        </text:list-item>
        <text:list-item>
          <text:p text:style-name="P81">raw amplitude vs processed amplitude কীভাবে আলাদা? </text:p>
        </text:list-item>
        <text:list-item>
          <text:p text:style-name="P80">raw phase vs sanitized phase কতটা different? </text:p>
        </text:list-item>
      </text:list>
      <text:h text:style-name="Heading_20_3" text:outline-level="3">practical use</text:h>
      <text:p text:style-name="Text_20_body">গait dataset inspect করার সময় এটা gold tool।<text:line-break/>একটা sample “ভালো capture” না “problematic capture” — অনেকটাই এই viewer-এ বোঝা যায়।</text:p>
      <text:p text:style-name="Horizontal_20_Line"/>
      <text:h text:style-name="Heading_20_1" text:outline-level="1"><text:soft-page-break/>৯) <text:span text:style-name="Source_20_Text">Time-varying heatmaps</text:span> — notebook-এর সবচেয়ে important visual block</text:h>
      <text:p text:style-name="Text_20_body">এখানে সাধারণত ৩টা heatmap থাকে:</text:p>
      <text:list text:style-name="L41">
        <text:list-item>
          <text:p text:style-name="P83">Raw amplitude heatmap </text:p>
        </text:list-item>
        <text:list-item>
          <text:p text:style-name="P83">Processed amplitude heatmap </text:p>
        </text:list-item>
        <text:list-item>
          <text:p text:style-name="P82">Sanitized phase heatmap </text:p>
        </text:list-item>
      </text:list>
      <text:p text:style-name="Text_20_body">এগুলো খুব important। কারণ gait হলো <text:span text:style-name="Strong_20_Emphasis">time-varying pattern</text:span>।</text:p>
      <text:p text:style-name="Horizontal_20_Line"/>
      <text:h text:style-name="Heading_20_2" text:outline-level="2">Heatmap পড়ার rule</text:h>
      <text:h text:style-name="Heading_20_3" text:outline-level="3">x-axis</text:h>
      <text:p text:style-name="Text_20_body">frame index / time</text:p>
      <text:h text:style-name="Heading_20_3" text:outline-level="3">y-axis</text:h>
      <text:p text:style-name="Text_20_body">subcarrier index / tone</text:p>
      <text:h text:style-name="Heading_20_3" text:outline-level="3">color</text:h>
      <text:p text:style-name="Text_20_body">value magnitude</text:p>
      <text:p text:style-name="Text_20_body">অর্থাৎ heatmap =<text:line-break/><text:span text:style-name="Strong_20_Emphasis">সময় অনুযায়ী tone-wise behaviour-এর colored movie summary</text:span></text:p>
      <text:p text:style-name="Horizontal_20_Line"/>
      <text:h text:style-name="Heading_20_2" text:outline-level="2">A. Raw amplitude heatmap</text:h>
      <text:h text:style-name="Heading_20_3" text:outline-level="3">এটা কী বলে?</text:h>
      <text:p text:style-name="Text_20_body">Raw amplitude সময়ের সাথে tone-by-tone কীভাবে বদলাচ্ছে</text:p>
      <text:h text:style-name="Heading_20_3" text:outline-level="3">significance</text:h>
      <text:p text:style-name="Text_20_body">এখানে পুরো channel structure দেখা যায়:</text:p>
      <text:list text:style-name="L42">
        <text:list-item>
          <text:p text:style-name="P85">static background </text:p>
        </text:list-item>
        <text:list-item>
          <text:p text:style-name="P85">channel fading </text:p>
        </text:list-item>
        <text:list-item>
          <text:p text:style-name="P85">motion effect </text:p>
        </text:list-item>
        <text:list-item>
          <text:p text:style-name="P84">hardware bias </text:p>
        </text:list-item>
      </text:list>
      <text:h text:style-name="Heading_20_3" text:outline-level="3">কী look for করবে?</text:h>
      <text:list text:style-name="L43">
        <text:list-item>
          <text:p text:style-name="P87">vertical event-like change </text:p>
        </text:list-item>
        <text:list-item>
          <text:p text:style-name="P87"><text:soft-page-break/>wavy texture </text:p>
        </text:list-item>
        <text:list-item>
          <text:p text:style-name="P87">some persistent bands </text:p>
        </text:list-item>
        <text:list-item>
          <text:p text:style-name="P86">unstable sections </text:p>
        </text:list-item>
      </text:list>
      <text:h text:style-name="Heading_20_3" text:outline-level="3">interpretation</text:h>
      <text:p text:style-name="Text_20_body">যদি heatmap-এ একদম flat/static লাগে, motion কম বা preprocessing দরকার<text:line-break/>যদি patterned variation থাকে, good motion content থাকতে পারে</text:p>
      <text:p text:style-name="Horizontal_20_Line"/>
      <text:h text:style-name="Heading_20_2" text:outline-level="2">B. Processed amplitude heatmap</text:h>
      <text:p text:style-name="Text_20_body">এটাই usually <text:span text:style-name="Strong_20_Emphasis">সবচেয়ে useful heatmap</text:span></text:p>
      <text:h text:style-name="Heading_20_3" text:outline-level="3">এটা কী বলে?</text:h>
      <text:p text:style-name="Text_20_body">Static background remove করার পর motion-related amplitude pattern</text:p>
      <text:h text:style-name="Heading_20_3" text:outline-level="3">significance</text:h>
      <text:p text:style-name="Text_20_body">গait recognition-এর জন্য সবচেয়ে meaningful visual often এইটাই</text:p>
      <text:h text:style-name="Heading_20_3" text:outline-level="3">কেন important?</text:h>
      <text:p text:style-name="Text_20_body">কারণ gait signature tone × time structure-এ লুকানো থাকে</text:p>
      <text:h text:style-name="Heading_20_3" text:outline-level="3">কী look for করবে?</text:h>
      <text:list text:style-name="L44">
        <text:list-item>
          <text:p text:style-name="P89">vertical ripples </text:p>
        </text:list-item>
        <text:list-item>
          <text:p text:style-name="P89">time-varying disturbances </text:p>
        </text:list-item>
        <text:list-item>
          <text:p text:style-name="P89">local band changes </text:p>
        </text:list-item>
        <text:list-item>
          <text:p text:style-name="P88">movement interval </text:p>
        </text:list-item>
      </text:list>
      <text:h text:style-name="Heading_20_3" text:outline-level="3">practical</text:h>
      <text:p text:style-name="Text_20_body">যদি processed heatmap raw-এর চেয়ে বেশি informative লাগে, preprocessing ভালো হয়েছে।</text:p>
      <text:p text:style-name="Horizontal_20_Line"/>
      <text:h text:style-name="Heading_20_2" text:outline-level="2">C. Sanitized phase heatmap</text:h>
      <text:h text:style-name="Heading_20_3" text:outline-level="3">এটা কী বলে?</text:h>
      <text:p text:style-name="Text_20_body">Cleaned phase time-varying structure</text:p>
      <text:h text:style-name="Heading_20_3" text:outline-level="3">significance</text:h>
      <text:p text:style-name="Text_20_body">Amplitude-এর বাইরে extra motion information আছে কি না, সেটা বোঝায়।</text:p>
      <text:h text:style-name="Heading_20_3" text:outline-level="3"><text:soft-page-break/>caution</text:h>
      <text:p text:style-name="Text_20_body">Phase বেশি sensitive, তাই interpretation একটু careful হতে হয়।</text:p>
      <text:h text:style-name="Heading_20_3" text:outline-level="3">কখন useful?</text:h>
      <text:list text:style-name="L45">
        <text:list-item>
          <text:p text:style-name="P91">amplitude weak হলেও phase-এ motion visible হতে পারে </text:p>
        </text:list-item>
        <text:list-item>
          <text:p text:style-name="P90">advanced features বানাতে কাজে লাগে </text:p>
        </text:list-item>
      </text:list>
      <text:p text:style-name="Horizontal_20_Line"/>
      <text:h text:style-name="Heading_20_1" text:outline-level="1">১০) <text:span text:style-name="Source_20_Text">One subcarrier over time</text:span></text:h>
      <text:p text:style-name="Text_20_body">এখানে notebook একটা specific tone ধরে time series plot করে।</text:p>
      <text:p text:style-name="Text_20_body">সাধারণত plots:</text:p>
      <text:list text:style-name="L46">
        <text:list-item>
          <text:p text:style-name="P93">Raw amplitude time series </text:p>
        </text:list-item>
        <text:list-item>
          <text:p text:style-name="P93">Processed amplitude time series </text:p>
        </text:list-item>
        <text:list-item>
          <text:p text:style-name="P92">Sanitized phase time series </text:p>
        </text:list-item>
      </text:list>
      <text:p text:style-name="Text_20_body">x-axis = time<text:line-break/>y-axis = selected tone-এর value</text:p>
      <text:p text:style-name="Horizontal_20_Line"/>
      <text:h text:style-name="Heading_20_2" text:outline-level="2">A. Raw amplitude time series</text:h>
      <text:p text:style-name="Text_20_body">এক tone + এক link-এর raw amplitude সময়ের সাথে</text:p>
      <text:h text:style-name="Heading_20_3" text:outline-level="3">significance</text:h>
      <text:p text:style-name="Text_20_body">single frequency slice কীভাবে behave করছে তা বোঝায়</text:p>
      <text:h text:style-name="Heading_20_3" text:outline-level="3">use</text:h>
      <text:list text:style-name="L47">
        <text:list-item>
          <text:p text:style-name="P95">drift আছে? </text:p>
        </text:list-item>
        <text:list-item>
          <text:p text:style-name="P95">sudden jumps আছে? </text:p>
        </text:list-item>
        <text:list-item>
          <text:p text:style-name="P94">motion interval detect করা যায়? </text:p>
        </text:list-item>
      </text:list>
      <text:p text:style-name="Horizontal_20_Line"/>
      <text:h text:style-name="Heading_20_2" text:outline-level="2">B. Processed amplitude time series</text:h>
      <text:p text:style-name="Text_20_body">same tone but cleaned</text:p>
      <text:h text:style-name="Heading_20_3" text:outline-level="3">significance</text:h>
      <text:p text:style-name="Text_20_body">motion oscillation সবচেয়ে cleanly এখানে দেখা যেতে পারে</text:p>
      <text:h text:style-name="Heading_20_3" text:outline-level="3"><text:soft-page-break/>gait context</text:h>
      <text:p text:style-name="Text_20_body">walking থাকলে quasi-periodic fluctuation আসতে পারে</text:p>
      <text:p text:style-name="Horizontal_20_Line"/>
      <text:h text:style-name="Heading_20_2" text:outline-level="2">C. Sanitized phase time series</text:h>
      <text:p text:style-name="Text_20_body">selected tone-এর cleaned phase over time</text:p>
      <text:h text:style-name="Heading_20_3" text:outline-level="3">significance</text:h>
      <text:p text:style-name="Text_20_body">phase-based motion sensitivity inspect করতে useful</text:p>
      <text:p text:style-name="Horizontal_20_Line"/>
      <text:h text:style-name="Heading_20_2" text:outline-level="2">কেন এটা useful?</text:h>
      <text:p text:style-name="Text_20_body">Heatmap পুরো forest দেখায়,<text:line-break/>এই plot একটা single tree দেখায়।</text:p>
      <text:p text:style-name="Text_20_body">অর্থাৎ:</text:p>
      <text:list text:style-name="L48">
        <text:list-item>
          <text:p text:style-name="P97">heatmap = global view </text:p>
        </text:list-item>
        <text:list-item>
          <text:p text:style-name="P96">time series = local detailed view </text:p>
        </text:list-item>
      </text:list>
      <text:p text:style-name="Horizontal_20_Line"/>
      <text:h text:style-name="Heading_20_1" text:outline-level="1">১১) <text:span text:style-name="Source_20_Text">Windowing for ML / DL</text:span></text:h>
      <text:p text:style-name="Text_20_body">এখানে notebook বানায়:</text:p>
      <text:list text:style-name="L49">
        <text:list-item>
          <text:p text:style-name="P99"><text:span text:style-name="Source_20_Text">windows_amp</text:span> </text:p>
        </text:list-item>
        <text:list-item>
          <text:p text:style-name="P98"><text:span text:style-name="Source_20_Text">windows_phase</text:span> </text:p>
        </text:list-item>
      </text:list>
      <text:p text:style-name="Text_20_body">যেমন shape হতে পারে:</text:p>
      <text:p text:style-name="Text_20_body">   [num_windows, window_len, tones, links] </text:p>
      <text:p text:style-name="Text_20_body">উদাহরণ:</text:p>
      <text:p text:style-name="Text_20_body">   (14, 128, 245, 4) </text:p>
      <text:p text:style-name="Text_20_body">মানে:</text:p>
      <text:list text:style-name="L50">
        <text:list-item>
          <text:p text:style-name="P101">14 training chunks </text:p>
        </text:list-item>
        <text:list-item>
          <text:p text:style-name="P101">প্রতি chunk-এ 128 frames </text:p>
        </text:list-item>
        <text:list-item>
          <text:p text:style-name="P101">245 tones </text:p>
        </text:list-item>
        <text:list-item>
          <text:p text:style-name="P100">4 links </text:p>
        </text:list-item>
      </text:list>
      <text:p text:style-name="Horizontal_20_Line"/>
      <text:h text:style-name="Heading_20_2" text:outline-level="2"><text:soft-page-break/><text:span text:style-name="Source_20_Text">windows_amp</text:span></text:h>
      <text:p text:style-name="Text_20_body">processed amplitude windows</text:p>
      <text:h text:style-name="Heading_20_3" text:outline-level="3">significance</text:h>
      <text:p text:style-name="Text_20_body">এটাই তোমার first ML/DL input হওয়া উচিত</text:p>
      <text:h text:style-name="Heading_20_3" text:outline-level="3">কেন?</text:h>
      <text:p text:style-name="Text_20_body">কারণ এটা already:</text:p>
      <text:list text:style-name="L51">
        <text:list-item>
          <text:p text:style-name="P103">time dimension </text:p>
        </text:list-item>
        <text:list-item>
          <text:p text:style-name="P103">frequency dimension </text:p>
        </text:list-item>
        <text:list-item>
          <text:p text:style-name="P102">spatial dimension<text:line-break/>সব রাখছে </text:p>
        </text:list-item>
      </text:list>
      <text:p text:style-name="Horizontal_20_Line"/>
      <text:h text:style-name="Heading_20_2" text:outline-level="2"><text:span text:style-name="Source_20_Text">windows_phase</text:span></text:h>
      <text:p text:style-name="Text_20_body">sanitized phase windows</text:p>
      <text:h text:style-name="Heading_20_3" text:outline-level="3">significance</text:h>
      <text:p text:style-name="Text_20_body">second modality হিসেবে useful</text:p>
      <text:h text:style-name="Heading_20_3" text:outline-level="3">practical recommendation</text:h>
      <text:p text:style-name="Text_20_body">প্রথম baseline-এ amplitude<text:line-break/>পরে phase add করা</text:p>
      <text:p text:style-name="Horizontal_20_Line"/>
      <text:h text:style-name="Heading_20_2" text:outline-level="2"><text:span text:style-name="Source_20_Text">plot_window_summary</text:span></text:h>
      <text:p text:style-name="Text_20_body">এটা সাধারণত একটা window-এর mini heatmap দেখায়</text:p>
      <text:p text:style-name="Text_20_body">x-axis = frame inside window<text:line-break/>y-axis = subcarrier<text:line-break/>color = processed amplitude বা phase</text:p>
      <text:h text:style-name="Heading_20_3" text:outline-level="3">significance</text:h>
      <text:p text:style-name="Text_20_body">এটা model actually কী দেখছে সেটা visually বোঝায়।</text:p>
      <text:p text:style-name="Text_20_body">খুব important intuition:</text:p>
      <text:p text:style-name="Quotations">Full sample বড় video<text:line-break/>window summary = model-কে খাওয়ানো ছোট clip</text:p>
      <text:p text:style-name="Horizontal_20_Line"/>
      <text:h text:style-name="Heading_20_1" text:outline-level="1"><text:soft-page-break/>১২) <text:span text:style-name="Source_20_Text">Optional export</text:span></text:h>
      <text:p text:style-name="Text_20_body">যদি enable করো, notebook <text:span text:style-name="Source_20_Text">.npz</text:span> save করে:</text:p>
      <text:list text:style-name="L52">
        <text:list-item>
          <text:p text:style-name="P105">timestamps </text:p>
        </text:list-item>
        <text:list-item>
          <text:p text:style-name="P105">csi_real / csi_imag </text:p>
        </text:list-item>
        <text:list-item>
          <text:p text:style-name="P105">amp_raw </text:p>
        </text:list-item>
        <text:list-item>
          <text:p text:style-name="P105">amp_processed </text:p>
        </text:list-item>
        <text:list-item>
          <text:p text:style-name="P105">phase_raw </text:p>
        </text:list-item>
        <text:list-item>
          <text:p text:style-name="P105">phase_unwrapped </text:p>
        </text:list-item>
        <text:list-item>
          <text:p text:style-name="P104">phase_sanitized </text:p>
        </text:list-item>
      </text:list>
      <text:h text:style-name="Heading_20_3" text:outline-level="3">significance</text:h>
      <text:p text:style-name="Text_20_body">এটা later batch model training, debugging, comparison-এর জন্য খুব useful।</text:p>
      <text:p text:style-name="Horizontal_20_Line"/>
      <text:h text:style-name="Heading_20_1" text:outline-level="1">১৩) কোন output-এর significance সবচেয়ে বেশি?</text:h>
      <text:p text:style-name="Text_20_body">যদি priority order দিই, তাহলে:</text:p>
      <text:h text:style-name="Heading_20_2" text:outline-level="2">১. Filtered CSV summary</text:h>
      <text:p text:style-name="Text_20_body">এটা বলে data clean কি না</text:p>
      <text:h text:style-name="Heading_20_2" text:outline-level="2">২. CSI shape</text:h>
      <text:p text:style-name="Text_20_body">এটা বলে data structure ঠিকমতো reconstruct হলো কি না</text:p>
      <text:h text:style-name="Heading_20_2" text:outline-level="2">৩. Processed amplitude heatmap</text:h>
      <text:p text:style-name="Text_20_body">এটা gait signal visually সবচেয়ে useful indicator</text:p>
      <text:h text:style-name="Heading_20_2" text:outline-level="2">৪. Single-frame processed amplitude</text:h>
      <text:p text:style-name="Text_20_body">এটা tone-wise instantaneous structure দেখায়</text:p>
      <text:h text:style-name="Heading_20_2" text:outline-level="2">৫. Packet timing plot</text:h>
      <text:p text:style-name="Text_20_body">capture regular কি না বোঝায়</text:p>
      <text:h text:style-name="Heading_20_2" text:outline-level="2">৬. Window summary</text:h>
      <text:p text:style-name="Text_20_body">model input practical form-এ কেমন দেখাচ্ছে বোঝায়</text:p>
      <text:h text:style-name="Heading_20_2" text:outline-level="2"><text:soft-page-break/>৭. Sanitized phase plots</text:h>
      <text:p text:style-name="Text_20_body">advanced signal information-এর জন্য useful</text:p>
      <text:p text:style-name="Horizontal_20_Line"/>
      <text:h text:style-name="Heading_20_1" text:outline-level="1">১৪) কোনটা দিয়ে কী হয় — খুব short map</text:h>
      <text:h text:style-name="Heading_20_2" text:outline-level="2">RSSI plot</text:h>
      <text:p text:style-name="Text_20_body">link overall stable কি না</text:p>
      <text:h text:style-name="Heading_20_2" text:outline-level="2">Packet timing plot</text:h>
      <text:p text:style-name="Text_20_body">capture regular কি না</text:p>
      <text:h text:style-name="Heading_20_2" text:outline-level="2">Raw amplitude</text:h>
      <text:p text:style-name="Text_20_body">unprocessed frequency response</text:p>
      <text:h text:style-name="Heading_20_2" text:outline-level="2">Processed amplitude</text:h>
      <text:p text:style-name="Text_20_body">motion-focused feature</text:p>
      <text:h text:style-name="Heading_20_2" text:outline-level="2">Raw phase</text:h>
      <text:p text:style-name="Text_20_body">phase messy কেন বোঝার জন্য</text:p>
      <text:h text:style-name="Heading_20_2" text:outline-level="2">Sanitized phase</text:h>
      <text:p text:style-name="Text_20_body">usable phase structure</text:p>
      <text:h text:style-name="Heading_20_2" text:outline-level="2">Single-frame plots</text:h>
      <text:p text:style-name="Text_20_body">এক মুহূর্তের CSI structure</text:p>
      <text:h text:style-name="Heading_20_2" text:outline-level="2">Heatmaps</text:h>
      <text:p text:style-name="Text_20_body">সময় + tone মিলিয়ে full motion pattern</text:p>
      <text:h text:style-name="Heading_20_2" text:outline-level="2">Subcarrier time series</text:h>
      <text:p text:style-name="Text_20_body">একটা tone-এর motion detail</text:p>
      <text:h text:style-name="Heading_20_2" text:outline-level="2"><text:soft-page-break/>Windows</text:h>
      <text:p text:style-name="Text_20_body">ML/DL training input</text:p>
      <text:p text:style-name="Horizontal_20_Line"/>
      <text:h text:style-name="Heading_20_1" text:outline-level="1">১৫) Practical recommendation: তুমি কোনগুলো বেশি গুরুত্ব দেবে?</text:h>
      <text:p text:style-name="Text_20_body">তোমার current stage-এ এই ৪টা জিনিস সবচেয়ে important:</text:p>
      <text:h text:style-name="Heading_20_2" text:outline-level="2">Processed amplitude heatmap</text:h>
      <text:p text:style-name="Text_20_body">কারণ gait pattern সবচেয়ে সহজে এটা দিয়ে দেখা যায়</text:p>
      <text:h text:style-name="Heading_20_2" text:outline-level="2">Single-frame processed amplitude</text:h>
      <text:p text:style-name="Text_20_body">কারণ tone-wise frame structure বোঝা যায়</text:p>
      <text:h text:style-name="Heading_20_2" text:outline-level="2">Packet timing</text:h>
      <text:p text:style-name="Text_20_body">কারণ irregular timing future model-এ problem করতে পারে</text:p>
      <text:h text:style-name="Heading_20_2" text:outline-level="2"><text:span text:style-name="Source_20_Text">windows_amp</text:span></text:h>
      <text:p text:style-name="Text_20_body">কারণ এটা model training-এর বাস্তব input</text:p>
      <text:p text:style-name="Horizontal_20_Line"/>
      <text:h text:style-name="Heading_20_1" text:outline-level="1">১৬) “ভালো” sample আর “খারাপ” sample visual-এ কেমন?</text:h>
      <text:h text:style-name="Heading_20_2" text:outline-level="2">ভালো sample</text:h>
      <text:list text:style-name="L53">
        <text:list-item>
          <text:p text:style-name="P107">filtered rows প্রায় raw rows-এর সমান </text:p>
        </text:list-item>
        <text:list-item>
          <text:p text:style-name="P107">timing খুব irregular না </text:p>
        </text:list-item>
        <text:list-item>
          <text:p text:style-name="P107">processed heatmap-এ visible structure আছে </text:p>
        </text:list-item>
        <text:list-item>
          <text:p text:style-name="P107">one-tone time series একদম dead flat না </text:p>
        </text:list-item>
        <text:list-item>
          <text:p text:style-name="P106">links-এর মধ্যে অন্তত ১–২টা clean </text:p>
        </text:list-item>
      </text:list>
      <text:h text:style-name="Heading_20_2" text:outline-level="2">খারাপ sample</text:h>
      <text:list text:style-name="L54">
        <text:list-item>
          <text:p text:style-name="P109">অনেক rows drop </text:p>
        </text:list-item>
        <text:list-item>
          <text:p text:style-name="P109"><text:soft-page-break/>timing spikes অনেক </text:p>
        </text:list-item>
        <text:list-item>
          <text:p text:style-name="P109">heatmap totally chaotic বা totally flat </text:p>
        </text:list-item>
        <text:list-item>
          <text:p text:style-name="P109">raw আর processed-এর পরে meaningful improvement নাই </text:p>
        </text:list-item>
        <text:list-item>
          <text:p text:style-name="P108">selected tone series খুব unstable/noisy </text:p>
        </text:list-item>
      </text:list>
      <text:p text:style-name="Horizontal_20_Line"/>
      <text:h text:style-name="Heading_20_1" text:outline-level="1">১৭) Notebook-টার core philosophy এক লাইনে</text:h>
      <text:p text:style-name="Text_20_body">এই notebook তোমাকে ৩টা প্রশ্নের উত্তর দেয়:</text:p>
      <text:list text:style-name="L55">
        <text:list-item>
          <text:p text:style-name="P111"><text:span text:style-name="Strong_20_Emphasis">আমার sample structurally ঠিক আছে?</text:span> </text:p>
        </text:list-item>
        <text:list-item>
          <text:p text:style-name="P111"><text:span text:style-name="Strong_20_Emphasis">এখানে motion-related CSI pattern আছে?</text:span> </text:p>
        </text:list-item>
        <text:list-item>
          <text:p text:style-name="P110"><text:span text:style-name="Strong_20_Emphasis">এটাকে model-ready tensor-এ কিভাবে নেব?</text:span> </text:p>
        </text:list-item>
      </text:list>
      <text:p text:style-name="Horizontal_20_Line"/>
      <text:h text:style-name="Heading_20_1" text:outline-level="1">১৮) এখন তোমার জন্য সবচেয়ে useful next move</text:h>
      <text:p text:style-name="Text_20_body">এখন সবচেয়ে ভালো হবে তুমি notebook থেকে <text:span text:style-name="Strong_20_Emphasis">৩টা screenshot</text:span> পাঠাও:</text:p>
      <text:list text:style-name="L56">
        <text:list-item>
          <text:p text:style-name="P113"><text:span text:style-name="Source_20_Text">Processed amplitude heatmap</text:span> </text:p>
        </text:list-item>
        <text:list-item>
          <text:p text:style-name="P113"><text:span text:style-name="Source_20_Text">Sanitized phase heatmap</text:span> </text:p>
        </text:list-item>
        <text:list-item>
          <text:p text:style-name="P112"><text:span text:style-name="Source_20_Text">Window summary</text:span> </text:p>
        </text:list-item>
      </text:list>
      <text:p text:style-name="Text_20_body">তাহলে আমি তোমার <text:span text:style-name="Strong_20_Emphasis">নিজের exact plots</text:span> line-by-line interpret করে দেব — কোন অংশে motion, কোন অংশে noise, কোন link cleaner, কোনটা model-এর জন্য বেশি promising।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13T09:29:07.683882582</meta:creation-date>
    <dc:date>2026-05-13T09:29:27.481985999</dc:date>
    <meta:editing-duration>PT20S</meta:editing-duration>
    <meta:editing-cycles>1</meta:editing-cycles>
    <meta:generator>LibreOffice/24.2.7.2$Linux_X86_64 LibreOffice_project/420$Build-2</meta:generator>
    <meta:document-statistic meta:table-count="0" meta:image-count="4" meta:object-count="0" meta:page-count="29" meta:paragraph-count="585" meta:word-count="3099" meta:character-count="18762" meta:non-whitespace-character-count="16223"/>
  </office:meta>
</office:document-meta>
</file>